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style:font-name="Helvetica Neue" fo:font-size="27pt" fo:letter-spacing="normal" fo:font-style="normal" fo:font-weight="bold" officeooo:rsid="00167219" officeooo:paragraph-rsid="00167219"/>
    </style:style>
    <style:style style:name="P2" style:family="paragraph" style:parent-style-name="Text_20_body">
      <style:text-properties fo:font-variant="normal" fo:text-transform="none" fo:color="#333333" style:font-name="Helvetica Neue" fo:font-size="27pt" fo:letter-spacing="normal" fo:font-style="normal" fo:font-weight="bold" officeooo:rsid="00167219" officeooo:paragraph-rsid="00167219"/>
    </style:style>
    <style:style style:name="P3" style:family="paragraph" style:parent-style-name="Text_20_body">
      <style:text-properties officeooo:paragraph-rsid="00167219"/>
    </style:style>
    <style:style style:name="P4" style:family="paragraph" style:parent-style-name="Text_20_body">
      <style:text-properties officeooo:paragraph-rsid="00167219"/>
    </style:style>
    <style:style style:name="P5" style:family="paragraph" style:parent-style-name="Text_20_body">
      <style:text-properties officeooo:paragraph-rsid="001b816b"/>
    </style:style>
    <style:style style:name="T1" style:family="text">
      <style:text-properties officeooo:rsid="00167219"/>
    </style:style>
    <style:style style:name="T2" style:family="text">
      <style:text-properties fo:font-variant="normal" fo:text-transform="none" fo:color="#333333" style:font-name="Helvetica Neue" fo:font-size="13pt" fo:letter-spacing="normal" fo:font-style="normal" fo:font-weight="normal" officeooo:rsid="00167219" style:font-size-asian="13pt" style:font-weight-asian="normal" style:font-size-complex="13pt" style:font-weight-complex="normal"/>
    </style:style>
    <style:style style:name="T3" style:family="text">
      <style:text-properties officeooo:rsid="001b81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mp. Links for Tutorials:</text:h>
      <text:p text:style-name="P2"/>
      <text:p text:style-name="P3"><text:span text:style-name="T2">1) Understanding ROS Topics: </text:span><text:a xlink:type="simple" xlink:href="http://wiki.ros.org/ROS/Tutorials/UnderstandingTopics" text:style-name="Internet_20_link" text:visited-style-name="Visited_20_Internet_20_Link">http://wiki.ros.org/ROS/Tutorials/UnderstandingTopics</text:a></text:p>
      <text:p text:style-name="P3"><text:span text:style-name="T1">2) <text:s/>Creating Custom BOT using URDF and viewing in RVIZ: <text:s/></text:span><text:a xlink:type="simple" xlink:href="http://wiki.ros.org/urdf/Tutorials" text:style-name="Internet_20_link" text:visited-style-name="Visited_20_Internet_20_Link">http://wiki.ros.org/urdf/Tutorials</text:a></text:p>
      <text:p text:style-name="P3"><text:span text:style-name="T1">3) <text:s/>Viewing BOT in Gazebo: <text:s/></text:span><text:a xlink:type="simple" xlink:href="http://gazebosim.org/tutorials?tut=ros_roslaunch" text:style-name="Internet_20_link" text:visited-style-name="Visited_20_Internet_20_Link">http://gazebosim.org/tutorials?tut=ros_roslaunch</text:a></text:p>
      <text:p text:style-name="P3"><text:span text:style-name="T1">4) <text:s/>Gazebo Model Database: </text:span><text:a xlink:type="simple" xlink:href="https://github.com/osrf/gazebo_models" text:style-name="Internet_20_link" text:visited-style-name="Visited_20_Internet_20_Link">https://github.com/osrf/gazebo_models</text:a></text:p>
      <text:p text:style-name="P5"><text:span text:style-name="T3">5) Turtlesim: through Keyboard: </text:span><text:a xlink:type="simple" xlink:href="http://wiki.ros.org/ROS/Tutorials/UnderstandingTopics" text:style-name="Internet_20_link" text:visited-style-name="Visited_20_Internet_20_Link">http://wiki.ros.org/ROS/Tutorials/UnderstandingTopics</text:a></text:p>
      <text:p text:style-name="P5"><text:span text:style-name="T3">6) Turtlesim through Python Script: </text:span><text:a xlink:type="simple" xlink:href="http://wiki.ros.org/turtlesim/Tutorials/Moving%20in%20a%20Straight%20Line" text:style-name="Internet_20_link" text:visited-style-name="Visited_20_Internet_20_Link">http://wiki.ros.org/turtlesim/Tutorials/Moving%20in%20a%20Straight%20Line</text:a></text:p>
      <text:p text:style-name="P5"><text:span text:style-name="T3">7) P3DX through keyboard and Python Script: </text:span><text:a xlink:type="simple" xlink:href="http://wiki.lofarolabs.com/index.php/Moving_The_Pioneer_3-DX_In_Gazebo" text:style-name="Internet_20_link" text:visited-style-name="Visited_20_Internet_20_Link">http://wiki.lofarolabs.com/index.php/Moving_The_Pioneer_3-DX_In_Gazebo</text:a></text:p>
      <text:p text:style-name="P5"><text:span text:style-name="T3">8) Study This Repo to learn mapping. navigation, etc: </text:span><text:a xlink:type="simple" xlink:href="https://www.clearpathrobotics.com/assets/guides/kinetic/ros/ROS%20Navigation%20Basics.html#mapping" text:style-name="Internet_20_link" text:visited-style-name="Visited_20_Internet_20_Link">https://www.clearpathrobotics.com/assets/guides/kinetic/ros/ROS%20Navigation%20Basics.html#mapping</text:a></text:p>
      <text:p text:style-name="P5"><text:span text:style-name="T3">9) <text:s/>Using plugins in Gazebo: </text:span><text:a xlink:type="simple" xlink:href="http://gazebosim.org/tutorials?tut=plugins_model&amp;cat=write_plugin" text:style-name="Internet_20_link" text:visited-style-name="Visited_20_Internet_20_Link">http://gazebosim.org/tutorials?tut=plugins_model&amp;cat=write_plugin</text:a></text:p>
      <text:p text:style-name="P5"><text:span text:style-name="T3">10) Learning to add sensors, actuatora, etc. In Gazebo: </text:span><text:a xlink:type="simple" xlink:href="http://gazebosim.org/tutorials/?cat=write_plugin" text:style-name="Internet_20_link" text:visited-style-name="Visited_20_Internet_20_Link">http://gazebosim.org/tutorials/?cat=write_plugi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23:04:18.043130211</meta:creation-date>
    <dc:date>2020-08-07T23:32:44.753602869</dc:date>
    <meta:editing-duration>PT10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6" meta:character-count="996" meta:non-whitespace-character-count="925"/>
  </office:meta>
</office:document-meta>
</file>